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1.08mm"/>
    </style:style>
    <style:style style:name="ro1" style:family="table-row">
      <style:table-row-properties style:row-height="4.59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3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Wochentag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Beduetung</text:p>
          </table:table-cell>
          <table:table-cell office:value-type="string" calcext:value-type="string">
            <text:p>Wertung</text:p>
          </table:table-cell>
        </table:table-row>
        <table:table-row table:style-name="ro2">
          <table:table-cell office:value-type="date" office:date-value="2013-01-01" calcext:value-type="date">
            <text:p>01.01.13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new-year-day" xlink:type="simple">New Year's Day</text:a></text:p>
          </table:table-cell>
          <table:table-cell office:value-type="string" calcext:value-type="string">
            <text:p>National holiday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3-02-11" calcext:value-type="date">
            <text:p>11.02.13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rosenmontag" xlink:type="simple">Shrove Mon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3-02-12" calcext:value-type="date">
            <text:p>12.02.13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shrove-tuesday" xlink:type="simple">Carnival / Shrove Tues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3-02-13" calcext:value-type="date">
            <text:p>13.02.13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ash-wednesday" xlink:type="simple">Carnival / Ash Wednesday</text:a></text:p>
          </table:table-cell>
          <table:table-cell office:value-type="string" calcext:value-type="string">
            <text:p>Silent 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3-02-14" calcext:value-type="date">
            <text:p>14.02.13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valentine-day" xlink:type="simple">Valentine's Day</text:a></text:p>
          </table:table-cell>
          <table:table-cell office:value-type="string" calcext:value-type="string">
            <text:p>Observan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3-03-28" calcext:value-type="date">
            <text:p>28.03.13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maundy-thursday" xlink:type="simple">Maundy Thursday</text:a></text:p>
          </table:table-cell>
          <table:table-cell office:value-type="string" calcext:value-type="string">
            <text:p>Silent Day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13-03-29" calcext:value-type="date">
            <text:p>29.03.13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good-friday" xlink:type="simple">Good Friday</text:a></text:p>
          </table:table-cell>
          <table:table-cell office:value-type="string" calcext:value-type="string">
            <text:p>Silent Day, public holi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3-03-31" calcext:value-type="date">
            <text:p>31.03.13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easter" xlink:type="simple">Easter Sunday</text:a></text:p>
          </table:table-cell>
          <table:table-cell office:value-type="string" calcext:value-type="string">
            <text:p>Silent Da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3-04-01" calcext:value-type="date">
            <text:p>01.04.13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easter-monday" xlink:type="simple">Easter Monday</text:a></text:p>
          </table:table-cell>
          <table:table-cell office:value-type="string" calcext:value-type="string">
            <text:p>National holiday, Christia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3-05-01" calcext:value-type="date">
            <text:p>01.05.13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may-day" xlink:type="simple">May Day</text:a></text:p>
          </table:table-cell>
          <table:table-cell office:value-type="string" calcext:value-type="string">
            <text:p>National holid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3-05-09" calcext:value-type="date">
            <text:p>09.05.13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father-day" xlink:type="simple">Father's Day</text:a></text:p>
          </table:table-cell>
          <table:table-cell office:value-type="string" calcext:value-type="string">
            <text:p>Observan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3-05-12" calcext:value-type="date">
            <text:p>12.05.13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mother-day" xlink:type="simple">Mother's Day</text:a></text:p>
          </table:table-cell>
          <table:table-cell office:value-type="string" calcext:value-type="string">
            <text:p>Observanc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3-05-19" calcext:value-type="date">
            <text:p>19.05.13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pentecost-sunday" xlink:type="simple">Whit Sun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date" office:date-value="2013-05-20" calcext:value-type="date">
            <text:p>20.05.13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pentecost-monday" xlink:type="simple">Whit Monday</text:a></text:p>
          </table:table-cell>
          <table:table-cell office:value-type="string" calcext:value-type="string">
            <text:p>National holiday, Christia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13-10-03" calcext:value-type="date">
            <text:p>03.10.13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german-unity-day" xlink:type="simple">Day of German Unity</text:a></text:p>
          </table:table-cell>
          <table:table-cell office:value-type="string" calcext:value-type="string">
            <text:p>National holi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3-10-31" calcext:value-type="date">
            <text:p>31.10.13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halloween" xlink:type="simple">Halloween</text:a></text:p>
          </table:table-cell>
          <table:table-cell office:value-type="string" calcext:value-type="string">
            <text:p>Observanc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3-11-11" calcext:value-type="date">
            <text:p>11.11.13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st-martin" xlink:type="simple">St. Martin's 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3-11-17" calcext:value-type="date">
            <text:p>17.11.13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volkstrauertag" xlink:type="simple">National Day of Mourning</text:a></text:p>
          </table:table-cell>
          <table:table-cell office:value-type="string" calcext:value-type="string">
            <text:p>Silent D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3-11-24" calcext:value-type="date">
            <text:p>24.11.13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totensonntag" xlink:type="simple">Sunday of the Dead</text:a></text:p>
          </table:table-cell>
          <table:table-cell office:value-type="string" calcext:value-type="string">
            <text:p>Silent Day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13-12-01" calcext:value-type="date">
            <text:p>01.12.13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advent" xlink:type="simple">First Advent Sun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3-12-06" calcext:value-type="date">
            <text:p>06.12.13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st-nicholas" xlink:type="simple">Saint Nicholas 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3-12-08" calcext:value-type="date">
            <text:p>08.12.13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second-advent" xlink:type="simple">Second Advent Sun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3-12-15" calcext:value-type="date">
            <text:p>15.12.13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third-advent" xlink:type="simple">Third Advent Sun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3-12-22" calcext:value-type="date">
            <text:p>22.12.13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fourth-advent" xlink:type="simple">Fourth Advent Sun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3-12-24" calcext:value-type="date">
            <text:p>24.12.13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christmas-eve" xlink:type="simple">Christmas Eve</text:a></text:p>
          </table:table-cell>
          <table:table-cell office:value-type="string" calcext:value-type="string">
            <text:p>Silent Da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3-12-25" calcext:value-type="date">
            <text:p>25.12.13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christmas-day" xlink:type="simple">Christmas Day</text:a></text:p>
          </table:table-cell>
          <table:table-cell office:value-type="string" calcext:value-type="string">
            <text:p>National holiday, Christia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3-12-26" calcext:value-type="date">
            <text:p>26.12.13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second-day-of-christmas" xlink:type="simple">Boxing Day</text:a></text:p>
          </table:table-cell>
          <table:table-cell office:value-type="string" calcext:value-type="string">
            <text:p>National holiday, Christi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3-12-31" calcext:value-type="date">
            <text:p>31.12.13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new-year-eve" xlink:type="simple">New Year's Eve</text:a></text:p>
          </table:table-cell>
          <table:table-cell office:value-type="string" calcext:value-type="string">
            <text:p>Bank holiday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4-01-01" calcext:value-type="date">
            <text:p>01.01.14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new-year-day" xlink:type="simple">New Year's Day</text:a></text:p>
          </table:table-cell>
          <table:table-cell office:value-type="string" calcext:value-type="string">
            <text:p>National holid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4-02-14" calcext:value-type="date">
            <text:p>14.02.14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valentine-day" xlink:type="simple">Valentine's Day</text:a></text:p>
          </table:table-cell>
          <table:table-cell office:value-type="string" calcext:value-type="string">
            <text:p>Observanc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4-03-03" calcext:value-type="date">
            <text:p>03.03.14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rosenmontag" xlink:type="simple">Shrove Mon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4-03-04" calcext:value-type="date">
            <text:p>04.03.14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shrove-tuesday" xlink:type="simple">Carnival / Shrove Tues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4-03-05" calcext:value-type="date">
            <text:p>05.03.14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ash-wednesday" xlink:type="simple">Carnival / Ash Wednesday</text:a></text:p>
          </table:table-cell>
          <table:table-cell office:value-type="string" calcext:value-type="string">
            <text:p>Silent 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4-04-17" calcext:value-type="date">
            <text:p>17.04.14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maundy-thursday" xlink:type="simple">Maundy Thursday</text:a></text:p>
          </table:table-cell>
          <table:table-cell office:value-type="string" calcext:value-type="string">
            <text:p>Silent Day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14-04-18" calcext:value-type="date">
            <text:p>18.04.14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good-friday" xlink:type="simple">Good Friday</text:a></text:p>
          </table:table-cell>
          <table:table-cell office:value-type="string" calcext:value-type="string">
            <text:p>Silent Day, public holi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4-04-20" calcext:value-type="date">
            <text:p>20.04.14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easter" xlink:type="simple">Easter Sunday</text:a></text:p>
          </table:table-cell>
          <table:table-cell office:value-type="string" calcext:value-type="string">
            <text:p>Silent Da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4-04-21" calcext:value-type="date">
            <text:p>21.04.14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easter-monday" xlink:type="simple">Easter Monday</text:a></text:p>
          </table:table-cell>
          <table:table-cell office:value-type="string" calcext:value-type="string">
            <text:p>National holiday, Christia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4-05-01" calcext:value-type="date">
            <text:p>01.05.14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may-day" xlink:type="simple">May Day</text:a></text:p>
          </table:table-cell>
          <table:table-cell office:value-type="string" calcext:value-type="string">
            <text:p>National holid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4-05-11" calcext:value-type="date">
            <text:p>11.05.14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mother-day" xlink:type="simple">Mother's Day</text:a></text:p>
          </table:table-cell>
          <table:table-cell office:value-type="string" calcext:value-type="string">
            <text:p>Observan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4-05-29" calcext:value-type="date">
            <text:p>29.05.14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father-day" xlink:type="simple">Father's Day</text:a></text:p>
          </table:table-cell>
          <table:table-cell office:value-type="string" calcext:value-type="string">
            <text:p>Observanc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date" office:date-value="2014-05-29" calcext:value-type="date">
            <text:p>29.05.14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ascension" xlink:type="simple">Ascension Day</text:a></text:p>
          </table:table-cell>
          <table:table-cell office:value-type="string" calcext:value-type="string">
            <text:p>National holiday, Christia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14-06-08" calcext:value-type="date">
            <text:p>08.06.14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pentecost-sunday" xlink:type="simple">Whit Sun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date" office:date-value="2014-06-09" calcext:value-type="date">
            <text:p>09.06.14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pentecost-monday" xlink:type="simple">Whit Monday</text:a></text:p>
          </table:table-cell>
          <table:table-cell office:value-type="string" calcext:value-type="string">
            <text:p>National holiday, Christia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14-10-03" calcext:value-type="date">
            <text:p>03.10.14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german-unity-day" xlink:type="simple">Day of German Unity</text:a></text:p>
          </table:table-cell>
          <table:table-cell office:value-type="string" calcext:value-type="string">
            <text:p>National holi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4-10-31" calcext:value-type="date">
            <text:p>31.10.14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halloween" xlink:type="simple">Halloween</text:a></text:p>
          </table:table-cell>
          <table:table-cell office:value-type="string" calcext:value-type="string">
            <text:p>Observanc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4-11-11" calcext:value-type="date">
            <text:p>11.11.14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st-martin" xlink:type="simple">St. Martin's 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4-11-16" calcext:value-type="date">
            <text:p>16.11.14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volkstrauertag" xlink:type="simple">National Day of Mourning</text:a></text:p>
          </table:table-cell>
          <table:table-cell office:value-type="string" calcext:value-type="string">
            <text:p>Silent D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4-11-23" calcext:value-type="date">
            <text:p>23.11.14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totensonntag" xlink:type="simple">Sunday of the Dead</text:a></text:p>
          </table:table-cell>
          <table:table-cell office:value-type="string" calcext:value-type="string">
            <text:p>Silent Day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14-11-30" calcext:value-type="date">
            <text:p>30.11.14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advent" xlink:type="simple">First Advent Sun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4-12-06" calcext:value-type="date">
            <text:p>06.12.14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st-nicholas" xlink:type="simple">Saint Nicholas 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4-12-07" calcext:value-type="date">
            <text:p>07.12.14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second-advent" xlink:type="simple">Second Advent Sun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4-12-14" calcext:value-type="date">
            <text:p>14.12.14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third-advent" xlink:type="simple">Third Advent Sun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4-12-21" calcext:value-type="date">
            <text:p>21.12.14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fourth-advent" xlink:type="simple">Fourth Advent Sun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4-12-24" calcext:value-type="date">
            <text:p>24.12.14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christmas-eve" xlink:type="simple">Christmas Eve</text:a></text:p>
          </table:table-cell>
          <table:table-cell office:value-type="string" calcext:value-type="string">
            <text:p>Silent Da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4-12-25" calcext:value-type="date">
            <text:p>25.12.14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christmas-day" xlink:type="simple">Christmas Day</text:a></text:p>
          </table:table-cell>
          <table:table-cell office:value-type="string" calcext:value-type="string">
            <text:p>National holiday, Christia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4-12-26" calcext:value-type="date">
            <text:p>26.12.14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second-day-of-christmas" xlink:type="simple">Boxing Day</text:a></text:p>
          </table:table-cell>
          <table:table-cell office:value-type="string" calcext:value-type="string">
            <text:p>National holiday, Christi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4-12-31" calcext:value-type="date">
            <text:p>31.12.14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new-year-eve" xlink:type="simple">New Year's Eve</text:a></text:p>
          </table:table-cell>
          <table:table-cell office:value-type="string" calcext:value-type="string">
            <text:p>Bank holiday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5-01-01" calcext:value-type="date">
            <text:p>01.01.15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new-year-day" xlink:type="simple">New Year's Day</text:a></text:p>
          </table:table-cell>
          <table:table-cell office:value-type="string" calcext:value-type="string">
            <text:p>National holid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5-02-14" calcext:value-type="date">
            <text:p>14.02.15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valentine-day" xlink:type="simple">Valentine's Day</text:a></text:p>
          </table:table-cell>
          <table:table-cell office:value-type="string" calcext:value-type="string">
            <text:p>Observanc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5-02-16" calcext:value-type="date">
            <text:p>16.02.15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rosenmontag" xlink:type="simple">Shrove Mon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5-02-17" calcext:value-type="date">
            <text:p>17.02.15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shrove-tuesday" xlink:type="simple">Carnival / Shrove Tues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5-02-18" calcext:value-type="date">
            <text:p>18.02.15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ash-wednesday" xlink:type="simple">Carnival / Ash Wednesday</text:a></text:p>
          </table:table-cell>
          <table:table-cell office:value-type="string" calcext:value-type="string">
            <text:p>Silent 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5-04-02" calcext:value-type="date">
            <text:p>02.04.15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maundy-thursday" xlink:type="simple">Maundy Thursday</text:a></text:p>
          </table:table-cell>
          <table:table-cell office:value-type="string" calcext:value-type="string">
            <text:p>Silent Day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15-04-03" calcext:value-type="date">
            <text:p>03.04.15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good-friday" xlink:type="simple">Good Friday</text:a></text:p>
          </table:table-cell>
          <table:table-cell office:value-type="string" calcext:value-type="string">
            <text:p>Silent Day, public holi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5-04-05" calcext:value-type="date">
            <text:p>05.04.15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easter" xlink:type="simple">Easter Sunday</text:a></text:p>
          </table:table-cell>
          <table:table-cell office:value-type="string" calcext:value-type="string">
            <text:p>Silent Da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5-04-06" calcext:value-type="date">
            <text:p>06.04.15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easter-monday" xlink:type="simple">Easter Monday</text:a></text:p>
          </table:table-cell>
          <table:table-cell office:value-type="string" calcext:value-type="string">
            <text:p>National holiday, Christia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5-05-01" calcext:value-type="date">
            <text:p>01.05.15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may-day" xlink:type="simple">May Day</text:a></text:p>
          </table:table-cell>
          <table:table-cell office:value-type="string" calcext:value-type="string">
            <text:p>National holid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5-05-10" calcext:value-type="date">
            <text:p>10.05.15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mother-day" xlink:type="simple">Mother's Day</text:a></text:p>
          </table:table-cell>
          <table:table-cell office:value-type="string" calcext:value-type="string">
            <text:p>Observan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5-05-14" calcext:value-type="date">
            <text:p>14.05.15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father-day" xlink:type="simple">Father's Day</text:a></text:p>
          </table:table-cell>
          <table:table-cell office:value-type="string" calcext:value-type="string">
            <text:p>Observanc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date" office:date-value="2015-05-14" calcext:value-type="date">
            <text:p>14.05.15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ascension" xlink:type="simple">Ascension Day</text:a></text:p>
          </table:table-cell>
          <table:table-cell office:value-type="string" calcext:value-type="string">
            <text:p>National holiday, Christia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15-05-24" calcext:value-type="date">
            <text:p>24.05.15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pentecost-sunday" xlink:type="simple">Whit Sun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date" office:date-value="2015-05-25" calcext:value-type="date">
            <text:p>25.05.15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pentecost-monday" xlink:type="simple">Whit Monday</text:a></text:p>
          </table:table-cell>
          <table:table-cell office:value-type="string" calcext:value-type="string">
            <text:p>National holiday, Christia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15-10-03" calcext:value-type="date">
            <text:p>03.10.15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german-unity-day" xlink:type="simple">Day of German Unity</text:a></text:p>
          </table:table-cell>
          <table:table-cell office:value-type="string" calcext:value-type="string">
            <text:p>National holi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5-10-31" calcext:value-type="date">
            <text:p>31.10.15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halloween" xlink:type="simple">Halloween</text:a></text:p>
          </table:table-cell>
          <table:table-cell office:value-type="string" calcext:value-type="string">
            <text:p>Observanc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5-11-11" calcext:value-type="date">
            <text:p>11.11.15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st-martin" xlink:type="simple">St. Martin's 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5-11-15" calcext:value-type="date">
            <text:p>15.11.15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volkstrauertag" xlink:type="simple">National Day of Mourning</text:a></text:p>
          </table:table-cell>
          <table:table-cell office:value-type="string" calcext:value-type="string">
            <text:p>Silent D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5-11-22" calcext:value-type="date">
            <text:p>22.11.15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totensonntag" xlink:type="simple">Sunday of the Dead</text:a></text:p>
          </table:table-cell>
          <table:table-cell office:value-type="string" calcext:value-type="string">
            <text:p>Silent Day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15-11-29" calcext:value-type="date">
            <text:p>29.11.15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advent" xlink:type="simple">First Advent Sun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5-12-06" calcext:value-type="date">
            <text:p>06.12.15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st-nicholas" xlink:type="simple">Saint Nicholas 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5-12-06" calcext:value-type="date">
            <text:p>06.12.15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second-advent" xlink:type="simple">Second Advent Sun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5-12-13" calcext:value-type="date">
            <text:p>13.12.15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third-advent" xlink:type="simple">Third Advent Sun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5-12-20" calcext:value-type="date">
            <text:p>20.12.15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fourth-advent" xlink:type="simple">Fourth Advent Sun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5-12-24" calcext:value-type="date">
            <text:p>24.12.15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christmas-eve" xlink:type="simple">Christmas Eve</text:a></text:p>
          </table:table-cell>
          <table:table-cell office:value-type="string" calcext:value-type="string">
            <text:p>Silent Da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5-12-25" calcext:value-type="date">
            <text:p>25.12.15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christmas-day" xlink:type="simple">Christmas Day</text:a></text:p>
          </table:table-cell>
          <table:table-cell office:value-type="string" calcext:value-type="string">
            <text:p>National holiday, Christia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5-12-26" calcext:value-type="date">
            <text:p>26.12.15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second-day-of-christmas" xlink:type="simple">Boxing Day</text:a></text:p>
          </table:table-cell>
          <table:table-cell office:value-type="string" calcext:value-type="string">
            <text:p>National holiday, Christi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new-year-eve" xlink:type="simple">New Year's Eve</text:a></text:p>
          </table:table-cell>
          <table:table-cell office:value-type="string" calcext:value-type="string">
            <text:p>Bank holiday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new-year-day" xlink:type="simple">New Year's Day</text:a></text:p>
          </table:table-cell>
          <table:table-cell office:value-type="string" calcext:value-type="string">
            <text:p>National holiday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6-02-08" calcext:value-type="date">
            <text:p>08.02.16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rosenmontag" xlink:type="simple">Shrove Mon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6-02-09" calcext:value-type="date">
            <text:p>09.02.16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shrove-tuesday" xlink:type="simple">Carnival / Shrove Tues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2-10" calcext:value-type="date">
            <text:p>10.02.16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ash-wednesday" xlink:type="simple">Carnival / Ash Wednesday</text:a></text:p>
          </table:table-cell>
          <table:table-cell office:value-type="string" calcext:value-type="string">
            <text:p>Silent 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2-14" calcext:value-type="date">
            <text:p>14.02.16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valentine-day" xlink:type="simple">Valentine's Day</text:a></text:p>
          </table:table-cell>
          <table:table-cell office:value-type="string" calcext:value-type="string">
            <text:p>Observan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3-24" calcext:value-type="date">
            <text:p>24.03.16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maundy-thursday" xlink:type="simple">Maundy Thursday</text:a></text:p>
          </table:table-cell>
          <table:table-cell office:value-type="string" calcext:value-type="string">
            <text:p>Silent Day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16-03-25" calcext:value-type="date">
            <text:p>25.03.16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good-friday" xlink:type="simple">Good Friday</text:a></text:p>
          </table:table-cell>
          <table:table-cell office:value-type="string" calcext:value-type="string">
            <text:p>Silent Day, public holi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3-27" calcext:value-type="date">
            <text:p>27.03.16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easter" xlink:type="simple">Easter Sunday</text:a></text:p>
          </table:table-cell>
          <table:table-cell office:value-type="string" calcext:value-type="string">
            <text:p>Silent Da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6-03-28" calcext:value-type="date">
            <text:p>28.03.16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easter-monday" xlink:type="simple">Easter Monday</text:a></text:p>
          </table:table-cell>
          <table:table-cell office:value-type="string" calcext:value-type="string">
            <text:p>National holiday, Christia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6-05-01" calcext:value-type="date">
            <text:p>01.05.16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may-day" xlink:type="simple">May Day</text:a></text:p>
          </table:table-cell>
          <table:table-cell office:value-type="string" calcext:value-type="string">
            <text:p>National holid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6-05-05" calcext:value-type="date">
            <text:p>05.05.16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father-day" xlink:type="simple">Father's Day</text:a></text:p>
          </table:table-cell>
          <table:table-cell office:value-type="string" calcext:value-type="string">
            <text:p>Observanc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date" office:date-value="2016-05-05" calcext:value-type="date">
            <text:p>05.05.16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ascension" xlink:type="simple">Ascension Day</text:a></text:p>
          </table:table-cell>
          <table:table-cell office:value-type="string" calcext:value-type="string">
            <text:p>National holiday, Christi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6-05-08" calcext:value-type="date">
            <text:p>08.05.16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mother-day" xlink:type="simple">Mother's Day</text:a></text:p>
          </table:table-cell>
          <table:table-cell office:value-type="string" calcext:value-type="string">
            <text:p>Observanc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6-05-15" calcext:value-type="date">
            <text:p>15.05.16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pentecost-sunday" xlink:type="simple">Whit Sun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date" office:date-value="2016-05-16" calcext:value-type="date">
            <text:p>16.05.16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pentecost-monday" xlink:type="simple">Whit Monday</text:a></text:p>
          </table:table-cell>
          <table:table-cell office:value-type="string" calcext:value-type="string">
            <text:p>National holiday, Christia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16-10-03" calcext:value-type="date">
            <text:p>03.10.16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german-unity-day" xlink:type="simple">Day of German Unity</text:a></text:p>
          </table:table-cell>
          <table:table-cell office:value-type="string" calcext:value-type="string">
            <text:p>National holi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10-31" calcext:value-type="date">
            <text:p>31.10.16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halloween" xlink:type="simple">Halloween</text:a></text:p>
          </table:table-cell>
          <table:table-cell office:value-type="string" calcext:value-type="string">
            <text:p>Observanc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6-11-11" calcext:value-type="date">
            <text:p>11.11.16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st-martin" xlink:type="simple">St. Martin's 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11-13" calcext:value-type="date">
            <text:p>13.11.16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volkstrauertag" xlink:type="simple">National Day of Mourning</text:a></text:p>
          </table:table-cell>
          <table:table-cell office:value-type="string" calcext:value-type="string">
            <text:p>Silent D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6-11-20" calcext:value-type="date">
            <text:p>20.11.16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totensonntag" xlink:type="simple">Sunday of the Dead</text:a></text:p>
          </table:table-cell>
          <table:table-cell office:value-type="string" calcext:value-type="string">
            <text:p>Silent Day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16-11-27" calcext:value-type="date">
            <text:p>27.11.16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advent" xlink:type="simple">First Advent Sun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6-12-04" calcext:value-type="date">
            <text:p>04.12.16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second-advent" xlink:type="simple">Second Advent Sun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6-12-06" calcext:value-type="date">
            <text:p>06.12.16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st-nicholas" xlink:type="simple">Saint Nicholas 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6-12-11" calcext:value-type="date">
            <text:p>11.12.16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third-advent" xlink:type="simple">Third Advent Sun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6-12-18" calcext:value-type="date">
            <text:p>18.12.16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fourth-advent" xlink:type="simple">Fourth Advent Sun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12-24" calcext:value-type="date">
            <text:p>24.12.16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christmas-eve" xlink:type="simple">Christmas Eve</text:a></text:p>
          </table:table-cell>
          <table:table-cell office:value-type="string" calcext:value-type="string">
            <text:p>Silent Da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6-12-25" calcext:value-type="date">
            <text:p>25.12.16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christmas-day" xlink:type="simple">Christmas Day</text:a></text:p>
          </table:table-cell>
          <table:table-cell office:value-type="string" calcext:value-type="string">
            <text:p>National holiday, Christia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6-12-26" calcext:value-type="date">
            <text:p>26.12.16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second-day-of-christmas" xlink:type="simple">Boxing Day</text:a></text:p>
          </table:table-cell>
          <table:table-cell office:value-type="string" calcext:value-type="string">
            <text:p>National holiday, Christi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new-year-eve" xlink:type="simple">New Year's Eve</text:a></text:p>
          </table:table-cell>
          <table:table-cell office:value-type="string" calcext:value-type="string">
            <text:p>Bank holiday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7-01-01" calcext:value-type="date">
            <text:p>01.01.17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new-year-day" xlink:type="simple">New Year's Day</text:a></text:p>
          </table:table-cell>
          <table:table-cell office:value-type="string" calcext:value-type="string">
            <text:p>National holid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2-14" calcext:value-type="date">
            <text:p>14.02.17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valentine-day" xlink:type="simple">Valentine's Day</text:a></text:p>
          </table:table-cell>
          <table:table-cell office:value-type="string" calcext:value-type="string">
            <text:p>Observanc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7-02-27" calcext:value-type="date">
            <text:p>27.02.17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rosenmontag" xlink:type="simple">Shrove Mon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7-02-28" calcext:value-type="date">
            <text:p>28.02.17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shrove-tuesday" xlink:type="simple">Carnival / Shrove Tues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7-03-01" calcext:value-type="date">
            <text:p>01.03.17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ash-wednesday" xlink:type="simple">Carnival / Ash Wednesday</text:a></text:p>
          </table:table-cell>
          <table:table-cell office:value-type="string" calcext:value-type="string">
            <text:p>Silent 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7-04-13" calcext:value-type="date">
            <text:p>13.04.17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maundy-thursday" xlink:type="simple">Maundy Thursday</text:a></text:p>
          </table:table-cell>
          <table:table-cell office:value-type="string" calcext:value-type="string">
            <text:p>Silent Day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17-04-14" calcext:value-type="date">
            <text:p>14.04.17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good-friday" xlink:type="simple">Good Friday</text:a></text:p>
          </table:table-cell>
          <table:table-cell office:value-type="string" calcext:value-type="string">
            <text:p>Silent Day, public holi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7-04-16" calcext:value-type="date">
            <text:p>16.04.17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easter" xlink:type="simple">Easter Sunday</text:a></text:p>
          </table:table-cell>
          <table:table-cell office:value-type="string" calcext:value-type="string">
            <text:p>Silent Da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7-04-17" calcext:value-type="date">
            <text:p>17.04.17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easter-monday" xlink:type="simple">Easter Monday</text:a></text:p>
          </table:table-cell>
          <table:table-cell office:value-type="string" calcext:value-type="string">
            <text:p>National holiday, Christia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7-05-01" calcext:value-type="date">
            <text:p>01.05.17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may-day" xlink:type="simple">May Day</text:a></text:p>
          </table:table-cell>
          <table:table-cell office:value-type="string" calcext:value-type="string">
            <text:p>National holid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7-05-14" calcext:value-type="date">
            <text:p>14.05.17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mother-day" xlink:type="simple">Mother's Day</text:a></text:p>
          </table:table-cell>
          <table:table-cell office:value-type="string" calcext:value-type="string">
            <text:p>Observan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7-05-25" calcext:value-type="date">
            <text:p>25.05.17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father-day" xlink:type="simple">Father's Day</text:a></text:p>
          </table:table-cell>
          <table:table-cell office:value-type="string" calcext:value-type="string">
            <text:p>Observanc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date" office:date-value="2017-05-25" calcext:value-type="date">
            <text:p>25.05.17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ascension" xlink:type="simple">Ascension Day</text:a></text:p>
          </table:table-cell>
          <table:table-cell office:value-type="string" calcext:value-type="string">
            <text:p>National holiday, Christia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17-06-04" calcext:value-type="date">
            <text:p>04.06.17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pentecost-sunday" xlink:type="simple">Whit Sun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date" office:date-value="2017-06-05" calcext:value-type="date">
            <text:p>05.06.17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pentecost-monday" xlink:type="simple">Whit Monday</text:a></text:p>
          </table:table-cell>
          <table:table-cell office:value-type="string" calcext:value-type="string">
            <text:p>National holiday, Christia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17-10-03" calcext:value-type="date">
            <text:p>03.10.17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german-unity-day" xlink:type="simple">Day of German Unity</text:a></text:p>
          </table:table-cell>
          <table:table-cell office:value-type="string" calcext:value-type="string">
            <text:p>National holi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7-10-31" calcext:value-type="date">
            <text:p>31.10.17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halloween" xlink:type="simple">Halloween</text:a></text:p>
          </table:table-cell>
          <table:table-cell office:value-type="string" calcext:value-type="string">
            <text:p>Observanc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7-11-11" calcext:value-type="date">
            <text:p>11.11.17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st-martin" xlink:type="simple">St. Martin's 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7-11-19" calcext:value-type="date">
            <text:p>19.11.17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volkstrauertag" xlink:type="simple">National Day of Mourning</text:a></text:p>
          </table:table-cell>
          <table:table-cell office:value-type="string" calcext:value-type="string">
            <text:p>Silent D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7-11-26" calcext:value-type="date">
            <text:p>26.11.17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totensonntag" xlink:type="simple">Sunday of the Dead</text:a></text:p>
          </table:table-cell>
          <table:table-cell office:value-type="string" calcext:value-type="string">
            <text:p>Silent Day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17-12-03" calcext:value-type="date">
            <text:p>03.12.17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advent" xlink:type="simple">First Advent Sun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7-12-06" calcext:value-type="date">
            <text:p>06.12.17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st-nicholas" xlink:type="simple">Saint Nicholas 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7-12-10" calcext:value-type="date">
            <text:p>10.12.17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second-advent" xlink:type="simple">Second Advent Sun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7-12-17" calcext:value-type="date">
            <text:p>17.12.17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third-advent" xlink:type="simple">Third Advent Sun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7-12-24" calcext:value-type="date">
            <text:p>24.12.17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christmas-eve" xlink:type="simple">Christmas Eve</text:a></text:p>
          </table:table-cell>
          <table:table-cell office:value-type="string" calcext:value-type="string">
            <text:p>Silent Day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7-12-24" calcext:value-type="date">
            <text:p>24.12.17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fourth-advent" xlink:type="simple">Fourth Advent Sun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date" office:date-value="2017-12-25" calcext:value-type="date">
            <text:p>25.12.17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christmas-day" xlink:type="simple">Christmas Day</text:a></text:p>
          </table:table-cell>
          <table:table-cell office:value-type="string" calcext:value-type="string">
            <text:p>National holiday, Christia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7-12-26" calcext:value-type="date">
            <text:p>26.12.17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second-day-of-christmas" xlink:type="simple">Boxing Day</text:a></text:p>
          </table:table-cell>
          <table:table-cell office:value-type="string" calcext:value-type="string">
            <text:p>National holiday, Christi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new-year-eve" xlink:type="simple">New Year's Eve</text:a></text:p>
          </table:table-cell>
          <table:table-cell office:value-type="string" calcext:value-type="string">
            <text:p>Bank holiday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8-01-01" calcext:value-type="date">
            <text:p>01.01.18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new-year-day" xlink:type="simple">New Year's Day</text:a></text:p>
          </table:table-cell>
          <table:table-cell office:value-type="string" calcext:value-type="string">
            <text:p>National holid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8-02-14" calcext:value-type="date">
            <text:p>14.02.18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valentine-day" xlink:type="simple">Valentine's Day</text:a></text:p>
          </table:table-cell>
          <table:table-cell office:value-type="string" calcext:value-type="string">
            <text:p>Observanc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8-02-27" calcext:value-type="date">
            <text:p>27.02.18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rosenmontag" xlink:type="simple">Shrove Mon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8-02-28" calcext:value-type="date">
            <text:p>28.02.18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shrove-tuesday" xlink:type="simple">Carnival / Shrove Tues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8-03-01" calcext:value-type="date">
            <text:p>01.03.18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ash-wednesday" xlink:type="simple">Carnival / Ash Wednesday</text:a></text:p>
          </table:table-cell>
          <table:table-cell office:value-type="string" calcext:value-type="string">
            <text:p>Silent 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8-04-13" calcext:value-type="date">
            <text:p>13.04.18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maundy-thursday" xlink:type="simple">Maundy Thursday</text:a></text:p>
          </table:table-cell>
          <table:table-cell office:value-type="string" calcext:value-type="string">
            <text:p>Silent Day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18-04-14" calcext:value-type="date">
            <text:p>14.04.18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good-friday" xlink:type="simple">Good Friday</text:a></text:p>
          </table:table-cell>
          <table:table-cell office:value-type="string" calcext:value-type="string">
            <text:p>Silent Day, public holi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8-04-16" calcext:value-type="date">
            <text:p>16.04.18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easter" xlink:type="simple">Easter Sunday</text:a></text:p>
          </table:table-cell>
          <table:table-cell office:value-type="string" calcext:value-type="string">
            <text:p>Silent Da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8-04-17" calcext:value-type="date">
            <text:p>17.04.18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easter-monday" xlink:type="simple">Easter Monday</text:a></text:p>
          </table:table-cell>
          <table:table-cell office:value-type="string" calcext:value-type="string">
            <text:p>National holiday, Christia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8-05-01" calcext:value-type="date">
            <text:p>01.05.18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may-day" xlink:type="simple">May Day</text:a></text:p>
          </table:table-cell>
          <table:table-cell office:value-type="string" calcext:value-type="string">
            <text:p>National holid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8-05-14" calcext:value-type="date">
            <text:p>14.05.18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mother-day" xlink:type="simple">Mother's Day</text:a></text:p>
          </table:table-cell>
          <table:table-cell office:value-type="string" calcext:value-type="string">
            <text:p>Observan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8-05-25" calcext:value-type="date">
            <text:p>25.05.18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father-day" xlink:type="simple">Father's Day</text:a></text:p>
          </table:table-cell>
          <table:table-cell office:value-type="string" calcext:value-type="string">
            <text:p>Observanc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date" office:date-value="2018-05-25" calcext:value-type="date">
            <text:p>25.05.18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ascension" xlink:type="simple">Ascension Day</text:a></text:p>
          </table:table-cell>
          <table:table-cell office:value-type="string" calcext:value-type="string">
            <text:p>National holiday, Christia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18-06-04" calcext:value-type="date">
            <text:p>04.06.18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pentecost-sunday" xlink:type="simple">Whit Sun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date" office:date-value="2018-06-05" calcext:value-type="date">
            <text:p>05.06.18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pentecost-monday" xlink:type="simple">Whit Monday</text:a></text:p>
          </table:table-cell>
          <table:table-cell office:value-type="string" calcext:value-type="string">
            <text:p>National holiday, Christia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18-10-03" calcext:value-type="date">
            <text:p>03.10.18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german-unity-day" xlink:type="simple">Day of German Unity</text:a></text:p>
          </table:table-cell>
          <table:table-cell office:value-type="string" calcext:value-type="string">
            <text:p>National holi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8-10-31" calcext:value-type="date">
            <text:p>31.10.18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halloween" xlink:type="simple">Halloween</text:a></text:p>
          </table:table-cell>
          <table:table-cell office:value-type="string" calcext:value-type="string">
            <text:p>Observanc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8-11-11" calcext:value-type="date">
            <text:p>11.11.18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st-martin" xlink:type="simple">St. Martin's 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8-11-19" calcext:value-type="date">
            <text:p>19.11.18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volkstrauertag" xlink:type="simple">National Day of Mourning</text:a></text:p>
          </table:table-cell>
          <table:table-cell office:value-type="string" calcext:value-type="string">
            <text:p>Silent D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8-11-26" calcext:value-type="date">
            <text:p>26.11.18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totensonntag" xlink:type="simple">Sunday of the Dead</text:a></text:p>
          </table:table-cell>
          <table:table-cell office:value-type="string" calcext:value-type="string">
            <text:p>Silent Day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18-12-03" calcext:value-type="date">
            <text:p>03.12.18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advent" xlink:type="simple">First Advent Sun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8-12-06" calcext:value-type="date">
            <text:p>06.12.18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st-nicholas" xlink:type="simple">Saint Nicholas 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8-12-10" calcext:value-type="date">
            <text:p>10.12.18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second-advent" xlink:type="simple">Second Advent Sun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8-12-17" calcext:value-type="date">
            <text:p>17.12.18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third-advent" xlink:type="simple">Third Advent Sun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8-12-24" calcext:value-type="date">
            <text:p>24.12.18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christmas-eve" xlink:type="simple">Christmas Eve</text:a></text:p>
          </table:table-cell>
          <table:table-cell office:value-type="string" calcext:value-type="string">
            <text:p>Silent Day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8-12-24" calcext:value-type="date">
            <text:p>24.12.18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fourth-advent" xlink:type="simple">Fourth Advent Sun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date" office:date-value="2018-12-25" calcext:value-type="date">
            <text:p>25.12.18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christmas-day" xlink:type="simple">Christmas Day</text:a></text:p>
          </table:table-cell>
          <table:table-cell office:value-type="string" calcext:value-type="string">
            <text:p>National holiday, Christia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8-12-26" calcext:value-type="date">
            <text:p>26.12.18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second-day-of-christmas" xlink:type="simple">Boxing Day</text:a></text:p>
          </table:table-cell>
          <table:table-cell office:value-type="string" calcext:value-type="string">
            <text:p>National holiday, Christi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new-year-eve" xlink:type="simple">New Year's Eve</text:a></text:p>
          </table:table-cell>
          <table:table-cell office:value-type="string" calcext:value-type="string">
            <text:p>Bank holiday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9-01-01" calcext:value-type="date">
            <text:p>01.01.19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new-year-day" xlink:type="simple">New Year's Day</text:a></text:p>
          </table:table-cell>
          <table:table-cell office:value-type="string" calcext:value-type="string">
            <text:p>National holid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02-14" calcext:value-type="date">
            <text:p>14.02.19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valentine-day" xlink:type="simple">Valentine's Day</text:a></text:p>
          </table:table-cell>
          <table:table-cell office:value-type="string" calcext:value-type="string">
            <text:p>Observanc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9-03-04" calcext:value-type="date">
            <text:p>04.03.19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rosenmontag" xlink:type="simple">Shrove Mon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9-03-05" calcext:value-type="date">
            <text:p>05.03.19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shrove-tuesday" xlink:type="simple">Carnival / Shrove Tues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3-06" calcext:value-type="date">
            <text:p>06.03.19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ash-wednesday" xlink:type="simple">Carnival / Ash Wednesday</text:a></text:p>
          </table:table-cell>
          <table:table-cell office:value-type="string" calcext:value-type="string">
            <text:p>Silent 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4-18" calcext:value-type="date">
            <text:p>18.04.19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maundy-thursday" xlink:type="simple">Maundy Thursday</text:a></text:p>
          </table:table-cell>
          <table:table-cell office:value-type="string" calcext:value-type="string">
            <text:p>Silent Day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19-04-19" calcext:value-type="date">
            <text:p>19.04.19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good-friday" xlink:type="simple">Good Friday</text:a></text:p>
          </table:table-cell>
          <table:table-cell office:value-type="string" calcext:value-type="string">
            <text:p>Silent Day, public holi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4-21" calcext:value-type="date">
            <text:p>21.04.19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easter" xlink:type="simple">Easter Sunday</text:a></text:p>
          </table:table-cell>
          <table:table-cell office:value-type="string" calcext:value-type="string">
            <text:p>Silent Da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9-04-22" calcext:value-type="date">
            <text:p>22.04.19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easter-monday" xlink:type="simple">Easter Monday</text:a></text:p>
          </table:table-cell>
          <table:table-cell office:value-type="string" calcext:value-type="string">
            <text:p>National holiday, Christia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9-05-01" calcext:value-type="date">
            <text:p>01.05.19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may-day" xlink:type="simple">May Day</text:a></text:p>
          </table:table-cell>
          <table:table-cell office:value-type="string" calcext:value-type="string">
            <text:p>National holid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9-05-12" calcext:value-type="date">
            <text:p>12.05.19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mother-day" xlink:type="simple">Mother's Day</text:a></text:p>
          </table:table-cell>
          <table:table-cell office:value-type="string" calcext:value-type="string">
            <text:p>Observan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5-30" calcext:value-type="date">
            <text:p>30.05.19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father-day" xlink:type="simple">Father's Day</text:a></text:p>
          </table:table-cell>
          <table:table-cell office:value-type="string" calcext:value-type="string">
            <text:p>Observanc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date" office:date-value="2019-05-30" calcext:value-type="date">
            <text:p>30.05.19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ascension" xlink:type="simple">Ascension Day</text:a></text:p>
          </table:table-cell>
          <table:table-cell office:value-type="string" calcext:value-type="string">
            <text:p>National holiday, Christia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19-06-09" calcext:value-type="date">
            <text:p>09.06.19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pentecost-sunday" xlink:type="simple">Whit Sun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date" office:date-value="2019-06-10" calcext:value-type="date">
            <text:p>10.06.19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pentecost-monday" xlink:type="simple">Whit Monday</text:a></text:p>
          </table:table-cell>
          <table:table-cell office:value-type="string" calcext:value-type="string">
            <text:p>National holiday, Christia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19-10-03" calcext:value-type="date">
            <text:p>03.10.19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german-unity-day" xlink:type="simple">Day of German Unity</text:a></text:p>
          </table:table-cell>
          <table:table-cell office:value-type="string" calcext:value-type="string">
            <text:p>National holi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10-31" calcext:value-type="date">
            <text:p>31.10.19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halloween" xlink:type="simple">Halloween</text:a></text:p>
          </table:table-cell>
          <table:table-cell office:value-type="string" calcext:value-type="string">
            <text:p>Observanc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9-11-11" calcext:value-type="date">
            <text:p>11.11.19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st-martin" xlink:type="simple">St. Martin's 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11-17" calcext:value-type="date">
            <text:p>17.11.19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volkstrauertag" xlink:type="simple">National Day of Mourning</text:a></text:p>
          </table:table-cell>
          <table:table-cell office:value-type="string" calcext:value-type="string">
            <text:p>Silent D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9-11-24" calcext:value-type="date">
            <text:p>24.11.19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totensonntag" xlink:type="simple">Sunday of the Dead</text:a></text:p>
          </table:table-cell>
          <table:table-cell office:value-type="string" calcext:value-type="string">
            <text:p>Silent Day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19-12-01" calcext:value-type="date">
            <text:p>01.12.19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advent" xlink:type="simple">First Advent Sun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9-12-06" calcext:value-type="date">
            <text:p>06.12.19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st-nicholas" xlink:type="simple">Saint Nicholas 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9-12-08" calcext:value-type="date">
            <text:p>08.12.19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second-advent" xlink:type="simple">Second Advent Sun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9-12-15" calcext:value-type="date">
            <text:p>15.12.19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third-advent" xlink:type="simple">Third Advent Sun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9-12-22" calcext:value-type="date">
            <text:p>22.12.19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fourth-advent" xlink:type="simple">Fourth Advent Sunday</text:a></text:p>
          </table:table-cell>
          <table:table-cell office:value-type="string" calcext:value-type="string">
            <text:p>Observance, Christi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12-24" calcext:value-type="date">
            <text:p>24.12.19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christmas-eve" xlink:type="simple">Christmas Eve</text:a></text:p>
          </table:table-cell>
          <table:table-cell office:value-type="string" calcext:value-type="string">
            <text:p>Silent Da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9-12-25" calcext:value-type="date">
            <text:p>25.12.19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christmas-day" xlink:type="simple">Christmas Day</text:a></text:p>
          </table:table-cell>
          <table:table-cell office:value-type="string" calcext:value-type="string">
            <text:p>National holiday, Christia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9-12-26" calcext:value-type="date">
            <text:p>26.12.19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second-day-of-christmas" xlink:type="simple">Boxing Day</text:a></text:p>
          </table:table-cell>
          <table:table-cell office:value-type="string" calcext:value-type="string">
            <text:p>National holiday, Christi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new-year-eve" xlink:type="simple">New Year's Eve</text:a></text:p>
          </table:table-cell>
          <table:table-cell office:value-type="string" calcext:value-type="string">
            <text:p>Bank holiday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Tabelle1.A1:Tabelle1.E20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.00.0000</text:date>, <text:time style:data-style-name="N2" text:time-value="21:19:23.90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11:22:36.895000000</meta:creation-date>
    <dc:date>2020-12-12T21:51:23.372000000</dc:date>
    <meta:editing-duration>PT33M35S</meta:editing-duration>
    <meta:editing-cycles>8</meta:editing-cycles>
    <meta:generator>LibreOffice/6.2.4.2$Windows_X86_64 LibreOffice_project/2412653d852ce75f65fbfa83fb7e7b669a126d64</meta:generator>
    <meta:document-statistic meta:table-count="1" meta:cell-count="1015" meta:object-count="0"/>
  </office:meta>
</office:document-meta>
</file>